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</office:automatic-styles>
  <office:body>
    <office:text text:use-soft-page-breaks="true">
      <text:p text:style-name="P1">Aufgabenstellung:</text:p>
      <text:p text:style-name="Standard">• Eine Alarmanlage kann aus, scharf oder alarmierend sein.<text:s/></text:p>
      <text:p text:style-name="Standard">• Sie kann eingeschaltete werden, dabei wird sie scharf, wenn sie vorher aus war (dabei wird das Passwort gesetzt), sonst bleibt sie, wie sie ist.<text:s/></text:p>
      <text:p text:style-name="Standard">• Sie kann ausgeschaltet werden (nur mit gültigem Passwort), dann geht sie aus, wenn sie vorher scharf oder alarmierend war.<text:s/></text:p>
      <text:p text:style-name="Standard">• Ihr Sensor kann berührt werden, dann wird sie alarmierend, wenn sie vorher scharf war.<text:s/></text:p>
      <text:p text:style-name="Standard">• Der Zustand kann jederzeit abgefragt werden.<text:s/></text:p>
      <text:p text:style-name="Standard">Entwickeln sie eine entsprechende objektorientierte Software (C#, Windows-Forms) unter Verwendung des State-Patterns.</text:p>
      <text:p text:style-name="Standard">Der Zustand der Alarmanlage soll in einer Oberfläche jederzeit angezeigt werden.<text:s/></text:p>
      <text:p text:style-name="Standard">Aufgabe 1: Erstellen Sie ein Zustandsdiagramm für das System.<text:s/></text:p>
      <text:p text:style-name="Standard">Aufgabe 2: Erstellen sie ein vollständiges Klassendiagramm in UML.<text:s/></text:p>
      <text:p text:style-name="Standard">Aufgabe 3: Schreiben Sie lauffähigen, kommentierten Code für das System.<text:s/></text:p>
      <text:p text:style-name="Standard">Aufgabe 4: Realisieren Sie die Zustände als Singletons. Realisieren Sie die Anzeige mit dem Observer-Pattern. Erstellen Sie ein neues (konzeptuelles) Klassendiagramm, das das System mit diesen Erweiterungen dokumentiert. Sollten Sie die Erweiterungen nicht umsetzen können, so erläutern Sie zumindest Ihren Ansatz in einem Tex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o Bost</meta:initial-creator>
    <dc:creator>Mario Bost</dc:creator>
    <meta:creation-date>2018-05-26T10:15:00Z</meta:creation-date>
    <dc:date>2018-05-26T10:17:00Z</dc:date>
    <meta:template xlink:href="Normal.dotm" xlink:type="simple"/>
    <meta:editing-cycles>1</meta:editing-cycles>
    <meta:editing-duration>PT0S</meta:editing-duration>
    <meta:document-statistic meta:page-count="1" meta:paragraph-count="2" meta:word-count="167" meta:character-count="1222" meta:row-count="8" meta:non-whitespace-character-count="1057"/>
  </office:meta>
</office:document-meta>
</file>